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6.52mm"/>
    </style:style>
    <style:style style:name="co20" style:family="table-column">
      <style:table-column-properties fo:break-before="auto" style:column-width="25.58mm"/>
    </style:style>
    <style:style style:name="co21" style:family="table-column">
      <style:table-column-properties fo:break-before="auto" style:column-width="144.18mm"/>
    </style:style>
    <style:style style:name="co22" style:family="table-column">
      <style:table-column-properties fo:break-before="auto" style:column-width="53.69mm"/>
    </style:style>
    <style:style style:name="co23" style:family="table-column">
      <style:table-column-properties fo:break-before="auto" style:column-width="89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8.22mm" fo:break-before="auto" style:use-optimal-row-height="true"/>
    </style:style>
    <style:style style:name="ro5" style:family="table-row">
      <style:table-row-properties style:row-height="17.32mm" fo:break-before="auto" style:use-optimal-row-height="true"/>
    </style:style>
    <style:style style:name="ro6" style:family="table-row">
      <style:table-row-properties style:row-height="68.07mm" fo:break-before="auto" style:use-optimal-row-height="true"/>
    </style:style>
    <style:style style:name="ro7" style:family="table-row">
      <style:table-row-properties style:row-height="14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#ccffcc"/>
      <style:text-properties fo:color="#0000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ffcc99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#ffcc99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style:vertical-align="middle"/>
      <style:text-properties fo:color="#646464"/>
    </style:style>
    <style:style style:name="ce14" style:family="table-cell" style:parent-style-name="Default">
      <style:table-cell-properties fo:background-color="#faed56" style:vertical-align="middle"/>
    </style:style>
    <style:style style:name="ce15" style:family="table-cell" style:parent-style-name="Default">
      <style:table-cell-properties fo:background-color="#ceccef" style:vertical-align="middle"/>
      <style:text-properties fo:color="#000000"/>
    </style:style>
    <style:style style:name="ce16" style:family="table-cell" style:parent-style-name="Default">
      <style:table-cell-properties fo:background-color="#ceccef" style:vertical-align="middle"/>
    </style:style>
    <style:style style:name="ce17" style:family="table-cell" style:parent-style-name="Default">
      <style:table-cell-properties fo:background-color="#ceccef" style:vertical-align="middle"/>
      <style:text-properties style:use-window-font-color="tru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transparent" fo:wrap-option="wrap" style:vertical-align="middle"/>
      <style:text-properties fo:color="#646464"/>
    </style:style>
    <style:style style:name="ce20" style:family="table-cell" style:parent-style-name="Default">
      <style:table-cell-properties fo:background-color="#faed56" fo:wrap-option="wrap" style:vertical-align="middle"/>
    </style:style>
    <style:style style:name="ce21" style:family="table-cell" style:parent-style-name="Default">
      <style:table-cell-properties fo:background-color="#ceccef" fo:wrap-option="wrap" style:vertical-align="middle"/>
      <style:text-properties fo:color="#000000"/>
    </style:style>
    <style:style style:name="ce22" style:family="table-cell" style:parent-style-name="Default">
      <style:table-cell-properties fo:background-color="#ceccef" fo:wrap-option="wrap" style:vertical-align="middle"/>
    </style:style>
    <style:style style:name="ce23" style:family="table-cell" style:parent-style-name="Default">
      <style:table-cell-properties fo:background-color="#ceccef" fo:wrap-option="wrap" style:vertical-align="middle"/>
      <style:text-properties style:use-window-font-color="true"/>
    </style:style>
    <style:style style:name="ce24" style:family="table-cell" style:parent-style-name="Default">
      <style:table-cell-properties fo:background-color="#ceccef" fo:wrap-option="wrap" style:vertical-align="middle"/>
      <style:text-properties style:use-window-font-color="true" style:font-name="Arial" style:font-name-asian="DejaVu Sans" style:font-name-complex="Lohit Hindi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fo:background-color="#dcdcff" style:vertical-align="middle"/>
      <style:text-properties fo:color="#000000"/>
    </style:style>
    <style:style style:name="ce2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29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Arial" style:font-name-asian="DejaVu Sans" style:font-name-complex="Lohit Hindi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Ooo Layout</text:p>
          </table:table-cell>
          <table:table-cell table:style-name="ce2" table:number-columns-repeated="2"/>
          <table:table-cell table:style-name="ce2" office:value-type="string" calcext:value-type="string">
            <text:p>TST_OOOSIMPLELAYOUT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Cadre Html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hiff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("%.02f %%")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HTML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Html simp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RR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Tableau simple colonn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7]+10" office:value-type="float" office:value="40" calcext:value-type="float">
            <text:p>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HTML_MULTI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Html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[.H8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EXT_ARRAY</text:p>
          </table:table-cell>
          <table:table-cell table:style-name="ce4" office:value-type="string" calcext:value-type="string">
            <text:p>ARR</text:p>
          </table:table-cell>
          <table:table-cell table:style-name="ce4" office:value-type="string" calcext:value-type="string">
            <text:p>Texte colonn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COLOR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Couleu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0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3"/>
          <table:table-cell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MULTI</text:p>
          </table:table-cell>
          <table:table-cell table:style-name="ce3"/>
          <table:table-cell table:style-name="ce3" office:value-type="string" calcext:value-type="string">
            <text:p>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[.H11]+10" office:value-type="float" office:value="80" calcext:value-type="float">
            <text:p>8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I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Dossier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2]+10" office:value-type="float" office:value="90" calcext:value-type="float">
            <text:p>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COLORS</text:p>
          </table:table-cell>
          <table:table-cell table:style-name="ce4" office:value-type="string" calcext:value-type="string">
            <text:p>TST_MULTI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3]+10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red|rouge,yellow|jaune,green|vert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_MULTI</text:p>
          </table:table-cell>
          <table:table-cell table:style-name="ce5" office:value-type="string" calcext:value-type="string">
            <text:p>TST_MULTI</text:p>
          </table:table-cell>
          <table:table-cell table:style-name="ce5" office:value-type="string" calcext:value-type="string">
            <text:p>Tableau multipl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[.H14]+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OLDER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5]+10" office:value-type="float" office:value="120" calcext:value-type="float">
            <text:p>1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MDIRS</text:p>
          </table:table-cell>
          <table:table-cell table:style-name="ce4" office:value-type="string" calcext:value-type="string">
            <text:p>TST_T_MULTI</text:p>
          </table:table-cell>
          <table:table-cell table:style-name="ce4" office:value-type="string" calcext:value-type="string">
            <text:p>Dossiers niveau 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DIR")</text:p>
          </table:table-cell>
          <table:table-cell table:style-name="ce4" table:formula="of:=[.H16]+10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  <table:table-cell table:style-name="ce4"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18"/>
        <table:table-column table:style-name="co19" table:default-cell-style-name="ce18"/>
        <table:table-column table:style-name="co20" table:default-cell-style-name="ce18"/>
        <table:table-column table:style-name="co17" table:number-columns-repeated="3" table:default-cell-style-name="ce18"/>
        <table:table-column table:style-name="co21" table:default-cell-style-name="ce25"/>
        <table:table-column table:style-name="co22" table:default-cell-style-name="ce18"/>
        <table:table-column table:style-name="co23" table:default-cell-style-name="ce18"/>
        <table:table-column table:style-name="co17" table:number-columns-repeated="248" table:default-cell-style-name="ce18"/>
        <table:table-column table:style-name="co18" table:number-columns-repeated="767" table:default-cell-style-name="ce18"/>
        <table:table-row table:style-name="ro2">
          <table:table-cell table:style-name="ce13" office:value-type="string" calcext:value-type="string">
            <text:p>//FAM</text:p>
          </table:table-cell>
          <table:table-cell table:style-name="ce13" office:value-type="string" calcext:value-type="string">
            <text:p>Test Ooo Layout(TST_OOOSIMPLELAYOUT)</text:p>
          </table:table-cell>
          <table:table-cell table:style-name="ce13" office:value-type="string" calcext:value-type="string">
            <text:p>&lt;specid&gt;</text:p>
          </table:table-cell>
          <table:table-cell table:style-name="ce13" office:value-type="string" calcext:value-type="string">
            <text:p>&lt;fldid&gt;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Chiffre</text:p>
          </table:table-cell>
          <table:table-cell table:style-name="ce19" office:value-type="string" calcext:value-type="string">
            <text:p>Html simple</text:p>
          </table:table-cell>
          <table:table-cell table:style-name="ce13" office:value-type="string" calcext:value-type="string">
            <text:p>Html colonne</text:p>
          </table:table-cell>
          <table:table-cell table:style-name="ce13" office:value-type="string" calcext:value-type="string">
            <text:p>Texte colonne</text:p>
          </table:table-cell>
          <table:table-cell table:style-name="ce13"/>
          <table:table-cell table:style-name="ce13" office:value-type="string" calcext:value-type="string">
            <text:p>Dossiers</text:p>
          </table:table-cell>
          <table:table-cell table:style-name="ce13" office:value-type="string" calcext:value-type="string">
            <text:p>enum</text:p>
          </table:table-cell>
          <table:table-cell table:style-name="ce13" office:value-type="string" calcext:value-type="string">
            <text:p>Dossier</text:p>
          </table:table-cell>
          <table:table-cell table:style-name="ce13" office:value-type="string" calcext:value-type="string">
            <text:p>Dossiers niveau 2</text:p>
          </table:table-cell>
          <table:table-cell table:style-name="ce13" table:number-columns-repeated="242"/>
          <table:table-cell table:style-name="ce26"/>
          <table:table-cell table:number-columns-repeated="767"/>
        </table:table-row>
        <table:table-row table:style-name="ro2"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TST_OOOSIMPLELAYOUT</text:p>
          </table:table-cell>
          <table:table-cell table:style-name="ce14" table:number-columns-repeated="2"/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number</text:p>
          </table:table-cell>
          <table:table-cell table:style-name="ce20" office:value-type="string" calcext:value-type="string">
            <text:p>tst_html</text:p>
          </table:table-cell>
          <table:table-cell table:style-name="ce14" office:value-type="string" calcext:value-type="string">
            <text:p>html_multi</text:p>
          </table:table-cell>
          <table:table-cell table:style-name="ce14" office:value-type="string" calcext:value-type="string">
            <text:p>text_array</text:p>
          </table:table-cell>
          <table:table-cell table:style-name="ce14" office:value-type="string" calcext:value-type="string">
            <text:p>tst_enumcolor</text:p>
          </table:table-cell>
          <table:table-cell table:style-name="ce14" office:value-type="string" calcext:value-type="string">
            <text:p>tst_dirs</text:p>
          </table:table-cell>
          <table:table-cell table:style-name="ce14" office:value-type="string" calcext:value-type="string">
            <text:p>tst_colors</text:p>
          </table:table-cell>
          <table:table-cell table:style-name="ce14" office:value-type="string" calcext:value-type="string">
            <text:p>tst_folder</text:p>
          </table:table-cell>
          <table:table-cell table:style-name="ce14" office:value-type="string" calcext:value-type="string">
            <text:p>tst_mdirs</text:p>
          </table:table-cell>
          <table:table-cell table:style-name="ce14" table:number-columns-repeated="243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First Test</text:p>
          </table:table-cell>
          <table:table-cell table:style-name="ce15" office:value-type="float" office:value="40" calcext:value-type="float">
            <text:p>40</text:p>
          </table:table-cell>
          <table:table-cell table:style-name="ce21" office:value-type="string" calcext:value-type="string">
            <text:p>&lt;p&gt;&lt;strong&gt;Bold&lt;/strong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econd Test</text:p>
          </table:table-cell>
          <table:table-cell table:style-name="ce15" office:value-type="string" calcext:value-type="string">
            <text:p>3.1415926</text:p>
          </table:table-cell>
          <table:table-cell table:style-name="ce21" office:value-type="string" calcext:value-type="string">
            <text:p>&lt;p&gt;&lt;em&gt;Italique&lt;/em&gt;&lt;/p&gt;</text:p>
          </table:table-cell>
          <table:table-cell table:style-name="ce15" office:value-type="string" calcext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15" office:value-type="string" calcext:value-type="string">
            <text:p>Column one\nColumn two\nColumn 'three\nColumn &lt;four&gt;</text:p>
          </table:table-cell>
          <table:table-cell table:style-name="ce15" office:value-type="string" calcext:value-type="string">
            <text:p>yellow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3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$Third Test$</text:p>
          </table:table-cell>
          <table:table-cell table:style-name="ce15" office:value-type="float" office:value="42" calcext:value-type="float">
            <text:p>42</text:p>
          </table:table-cell>
          <table:table-cell table:style-name="ce21" office:value-type="string" calcext:value-type="string">
            <text:p>&lt;p&gt;&lt;b&gt;Bold&lt;/b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Fourth Test</text:p>
          </table:table-cell>
          <table:table-cell table:style-name="ce16"/>
          <table:table-cell table:style-name="ce22"/>
          <table:table-cell table:style-name="ce16" office:value-type="string" calcext:value-type="string">
            <text:p>&lt;p&gt;C'est un test &amp;lt;&amp;lt;"hivers" &amp;amp; "été"&amp;gt;&amp;gt;&lt;/p&gt;</text:p>
          </table:table-cell>
          <table:table-cell table:style-name="ce16" table:number-columns-repeated="248"/>
          <table:table-cell table:style-name="ce26"/>
          <table:table-cell table:number-columns-repeated="767"/>
        </table:table-row>
        <table:table-row table:style-name="ro4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Test Image</text:p>
          </table:table-cell>
          <table:table-cell table:style-name="ce16"/>
          <table:table-cell table:style-name="ce22" office:value-type="string" calcext:value-type="string">
            <text:p>&lt;p&gt;Texte&lt;/p&gt;</text:p>
            <text:p/>
            <text:p>&lt;p&gt;&lt;img alt="" src="file/TST_HTMLIMAGE/1234567/img_file/-1/dialog-yes.png?cache=no&amp;amp;inline=no" style="height:160px; width:2cm" /&gt;&lt;/p&gt;</text:p>
            <text:p/>
            <text:p>&lt;p&gt;Fin&lt;/p&gt;</text:p>
          </table:table-cell>
          <table:table-cell table:style-name="ce16" table:number-columns-repeated="249"/>
          <table:table-cell table:style-name="ce26"/>
          <table:table-cell table:number-columns-repeated="767"/>
        </table:table-row>
        <table:table-row table:style-name="ro5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2</text:p>
          </table:table-cell>
          <table:table-cell table:style-name="ce17"/>
          <table:table-cell table:style-name="ce23" office:value-type="string" calcext:value-type="string">
            <text:p>&lt;p&gt;Début&lt;img alt="" src="?sole=A&amp;amp;app=FDL&amp;amp;action=EXPORTFILE&amp;amp;cache=no&amp;amp;docid=TST_HTMLIMAGE&amp;amp;attrid=img_file&amp;amp;index=-1" style="height:35mm; width:260px" /&gt;et fin.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6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3</text:p>
          </table:table-cell>
          <table:table-cell table:style-name="ce17"/>
          <table:table-cell table:style-name="ce23" office:value-type="string" calcext:value-type="string">
            <text:p>&lt;table border="1" cellpadding="1" cellspacing="1" style="width:500px"&gt;</text:p>
            <text:p>&lt;tbody&gt;</text:p>
            <text:p>&lt;tr&gt;</text:p>
            <text:p>&lt;td&gt;&lt;b&gt;Gras&lt;/b&gt;&lt;img alt="" src="?sole=A&amp;amp;app=FDL&amp;amp;action=EXPORTFILE&amp;amp;cache=no&amp;amp;docid=TST_HTMLIMAGE&amp;amp;attrid=img_file&amp;amp;index=-1" style="height:33px; width:30px" /&gt;&lt;/td&gt;</text:p>
            <text:p>&lt;/tr&gt;</text:p>
            <text:p><text:span text:style-name="T1">&lt;tr&gt;</text:span></text:p>
            <text:p><text:span text:style-name="T1">&lt;td&gt;Image : &lt;img alt="" src="?sole=A&amp;amp;app=FDL&amp;amp;action=EXPORTFILE&amp;amp;cache=no&amp;amp;docid=TST_HTMLIMAGE&amp;amp;attrid=img_file&amp;amp;index=-1" style="height:33px; width:30px" /&gt;&lt;/td&gt;</text:span></text:p>
            <text:p><text:span text:style-name="T1">&lt;/tr&gt;</text:span></text:p>
            <text:p>&lt;/tbody&gt;</text:p>
            <text:p>&lt;/table&gt;</text:p>
            <text:p/>
            <text:p>&lt;p&gt;&amp;nbsp;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7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8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Tableau 3</text:p>
          </table:table-cell>
          <table:table-cell table:style-name="ce17"/>
          <table:table-cell table:style-name="ce24" office:value-type="string" calcext:value-type="string">
            <text:p>&lt;table border="1" cellpadding="1" cellspacing="1" style="width:500px"&gt;</text:p>
            <text:p>&lt;thead&gt;</text:p>
            <text:p>&lt;tr&gt;</text:p>
            <text:p>&lt;th&gt;</text:p>
            <text:p>&lt;p&gt;&lt;strong&gt;HGrasP&lt;/strong&gt;&lt;em&gt;HItaliqueP&lt;/em&gt;&lt;/p&gt;</text:p>
            <text:p>&lt;/th&gt;</text:p>
            <text:p>&lt;th&gt;&lt;strong&gt;HGrasO&lt;/strong&gt;&lt;em&gt;HItaliqueO&lt;/em&gt;&lt;/th&gt;</text:p>
            <text:p>&lt;th&gt;Hingle text 'voilà'&lt;/th&gt;</text:p>
            <text:p>&lt;th&gt;Lien : &lt;a href="<text:a xlink:href="http://www.example.net/" xlink:type="simple">http://www.example.net</text:a>"&gt;Hoto&lt;/a&gt;&lt;/th&gt;</text:p>
            <text:p>&lt;/tr&gt;</text:p>
            <text:p>&lt;/thead&gt;</text:p>
            <text:p>&lt;tbody&gt;</text:p>
            <text:p>&lt;tr&gt;</text:p>
            <text:p>   &lt;td&gt;</text:p>
            <text:p>      &lt;p&gt;&lt;strong&gt;GrasP&lt;/strong&gt;&lt;em&gt;ItaliqueP&lt;/em&gt;&lt;/p&gt;</text:p>
            <text:p>   &lt;/td&gt;</text:p>
            <text:p>  &lt;td&gt;&lt;strong&gt;GrasO&lt;/strong&gt;&lt;em&gt;ItaliqueO&lt;/em&gt;&lt;/td&gt; </text:p>
            <text:p>  &lt;td&gt;Single text 'voilà'&lt;/td&gt;</text:p>
            <text:p>  &lt;td&gt;&lt;p&gt;&lt;a href="<text:a xlink:href="http://www.example.net/" xlink:type="simple">http://www.example.net</text:a>"&gt;Goto&lt;/a&gt;&lt;/p&gt;&lt;/td&gt;</text:p>
            <text:p>&lt;/tr&gt;</text:p>
            <text:p>&lt;tr&gt;</text:p>
            <text:p><text:span text:style-name="T1">   &lt;td&gt;&lt;s&gt;Balise ignorée&lt;/s&gt;&lt;/td&gt;</text:span></text:p>
            <text:p><text:span text:style-name="T1">  &lt;td&gt;&lt;u&gt;Souligné&lt;/u&gt;&lt;/td&gt;</text:span></text:p>
            <text:p><text:span text:style-name="T1">  &lt;td&gt;&lt;p&gt;Paragraphe normal.&lt;/p&gt;&lt;/td&gt;</text:span></text:p>
            <text:p><text:span text:style-name="T1">  &lt;td&gt;&lt;div&gt;Là&lt;/div&gt;&lt;/td&gt;</text:span></text:p>
            <text:p><text:span text:style-name="T1">&lt;/tr&gt;</text:span></text:p>
            <text:p><text:span text:style-name="T1">&lt;tr&gt;</text:span></text:p>
            <text:p><text:span text:style-name="T1">   &lt;td&gt;X&lt;sub&gt;Delta&lt;/sub&gt; Très &lt;b&gt;Gros&lt;/b&gt; et &lt;em&gt;mince&lt;/em&gt;&lt;/td&gt;</text:span></text:p>
            <text:p><text:span text:style-name="T1">   &lt;td&gt;Y&lt;sup&gt;2&lt;/sup&gt;&lt;u&gt;S&lt;/u&gt;&lt;/td&gt;</text:span></text:p>
            <text:p><text:span text:style-name="T1">   &lt;td&gt;&lt;p&gt;W&lt;sub&gt;d&lt;/sub&gt;&lt;/p&gt;&lt;/td&gt;</text:span></text:p>
            <text:p><text:span text:style-name="T1">   &lt;td&gt;&lt;p&gt;G&lt;sub&gt;g&lt;/sub&gt;, F&lt;sup&gt;f&lt;/sup&gt;&lt;/p&gt;&lt;/td&gt;</text:span></text:p>
            <text:p><text:span text:style-name="T1">&lt;/tr&gt;</text:span></text:p>
            <text:p>&lt;/tbody&gt;</text:p>
            <text:p>&lt;/table&gt;</text:p>
            <text:p/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2" table:number-rows-repeated="14">
          <table:table-cell table:style-name="ce13" table:number-columns-repeated="6"/>
          <table:table-cell table:style-name="ce19"/>
          <table:table-cell table:style-name="ce13" table:number-columns-repeated="249"/>
          <table:table-cell table:style-name="ce26"/>
          <table:table-cell table:number-columns-repeated="767"/>
        </table:table-row>
        <table:table-row table:style-name="ro2" table:number-rows-repeated="4">
          <table:table-cell table:style-name="ce13" table:number-columns-repeated="6"/>
          <table:table-cell table:style-name="ce19"/>
          <table:table-cell table:style-name="ce13" table:number-columns-repeated="249"/>
          <table:table-cell table:number-columns-repeated="76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09:17:12.495499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09:25:37.585863436</dc:date>
    <meta:generator>LibreOffice/5.2.2.2$Linux_X86_64 LibreOffice_project/20m0$Build-2</meta:generator>
    <meta:editing-duration>P1DT2H1M43S</meta:editing-duration>
    <meta:editing-cycles>76</meta:editing-cycles>
    <meta:document-statistic meta:table-count="2" meta:cell-count="251" meta:object-count="0"/>
  </office:meta>
</office:document-meta>
</file>